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office:value-type="float" office:value="0.494692144374" calcext:value-type="float">
            <text:p>0.4946921444</text:p>
          </table:table-cell>
          <table:table-cell office:value-type="float" office:value="0.491452991453" calcext:value-type="float">
            <text:p>0.4914529915</text:p>
          </table:table-cell>
          <table:table-cell office:value-type="float" office:value="0.430379746835" calcext:value-type="float">
            <text:p>0.430379746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.526785714286" calcext:value-type="float">
            <text:p>0.5267857143</text:p>
          </table:table-cell>
          <table:table-cell office:value-type="float" office:value="0.517970401691" calcext:value-type="float">
            <text:p>0.5179704017</text:p>
          </table:table-cell>
          <table:table-cell office:value-type="float" office:value="0.427966101695" calcext:value-type="float">
            <text:p>0.427966101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5" calcext:value-type="float">
            <text:p>465</text:p>
          </table:table-cell>
          <table:table-cell office:value-type="float" office:value="0.492537313433" calcext:value-type="float">
            <text:p>0.4925373134</text:p>
          </table:table-cell>
          <table:table-cell office:value-type="float" office:value="0.588110403397" calcext:value-type="float">
            <text:p>0.5881104034</text:p>
          </table:table-cell>
          <table:table-cell office:value-type="float" office:value="0.436559139785" calcext:value-type="float">
            <text:p>0.436559139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71" calcext:value-type="float">
            <text:p>471</text:p>
          </table:table-cell>
          <table:table-cell office:value-type="float" office:value="463" calcext:value-type="float">
            <text:p>463</text:p>
          </table:table-cell>
          <table:table-cell office:value-type="float" office:value="0.537473233405" calcext:value-type="float">
            <text:p>0.5374732334</text:p>
          </table:table-cell>
          <table:table-cell office:value-type="float" office:value="0.503184713376" calcext:value-type="float">
            <text:p>0.5031847134</text:p>
          </table:table-cell>
          <table:table-cell office:value-type="float" office:value="0.421166306695" calcext:value-type="float">
            <text:p>0.421166306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0.518987341772" calcext:value-type="float">
            <text:p>0.5189873418</text:p>
          </table:table-cell>
          <table:table-cell office:value-type="float" office:value="0.488372093023" calcext:value-type="float">
            <text:p>0.488372093</text:p>
          </table:table-cell>
          <table:table-cell office:value-type="float" office:value="0.456842105263" calcext:value-type="float">
            <text:p>0.456842105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0.516949152542" calcext:value-type="float">
            <text:p>0.5169491525</text:p>
          </table:table-cell>
          <table:table-cell office:value-type="float" office:value="0.477894736842" calcext:value-type="float">
            <text:p>0.4778947368</text:p>
          </table:table-cell>
          <table:table-cell office:value-type="float" office:value="0.432835820896" calcext:value-type="float">
            <text:p>0.432835820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0.511578947368" calcext:value-type="float">
            <text:p>0.5115789474</text:p>
          </table:table-cell>
          <table:table-cell office:value-type="float" office:value="0.536170212766" calcext:value-type="float">
            <text:p>0.5361702128</text:p>
          </table:table-cell>
          <table:table-cell office:value-type="float" office:value="0.427966101695" calcext:value-type="float">
            <text:p>0.42796610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0.514767932489" calcext:value-type="float">
            <text:p>0.5147679325</text:p>
          </table:table-cell>
          <table:table-cell office:value-type="float" office:value="0.517094017094" calcext:value-type="float">
            <text:p>0.5170940171</text:p>
          </table:table-cell>
          <table:table-cell office:value-type="float" office:value="0.429805615551" calcext:value-type="float">
            <text:p>0.429805615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0.522580645161" calcext:value-type="float">
            <text:p>0.5225806452</text:p>
          </table:table-cell>
          <table:table-cell office:value-type="float" office:value="0.576271186441" calcext:value-type="float">
            <text:p>0.5762711864</text:p>
          </table:table-cell>
          <table:table-cell office:value-type="float" office:value="0.454545454545" calcext:value-type="float">
            <text:p>0.454545454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65" calcext:value-type="float">
            <text:p>465</text:p>
          </table:table-cell>
          <table:table-cell office:value-type="float" office:value="0.524416135881" calcext:value-type="float">
            <text:p>0.5244161359</text:p>
          </table:table-cell>
          <table:table-cell office:value-type="float" office:value="0.459915611814" calcext:value-type="float">
            <text:p>0.4599156118</text:p>
          </table:table-cell>
          <table:table-cell office:value-type="float" office:value="0.397849462366" calcext:value-type="float">
            <text:p>0.3978494624</text:p>
          </table:table-cell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office:value-type="float" office:value="0.495689655172" calcext:value-type="float">
            <text:p>0.4956896552</text:p>
          </table:table-cell>
          <table:table-cell office:value-type="float" office:value="0.538793103448" calcext:value-type="float">
            <text:p>0.5387931034</text:p>
          </table:table-cell>
          <table:table-cell office:value-type="float" office:value="0.393684210526" calcext:value-type="float">
            <text:p>0.393684210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473" calcext:value-type="float">
            <text:p>473</text:p>
          </table:table-cell>
          <table:table-cell office:value-type="float" office:value="0.516059957173" calcext:value-type="float">
            <text:p>0.5160599572</text:p>
          </table:table-cell>
          <table:table-cell office:value-type="float" office:value="0.548806941432" calcext:value-type="float">
            <text:p>0.5488069414</text:p>
          </table:table-cell>
          <table:table-cell office:value-type="float" office:value="0.420718816068" calcext:value-type="float">
            <text:p>0.420718816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9" calcext:value-type="float">
            <text:p>469</text:p>
          </table:table-cell>
          <table:table-cell office:value-type="float" office:value="475" calcext:value-type="float">
            <text:p>475</text:p>
          </table:table-cell>
          <table:table-cell office:value-type="float" office:value="0.507430997877" calcext:value-type="float">
            <text:p>0.5074309979</text:p>
          </table:table-cell>
          <table:table-cell office:value-type="float" office:value="0.586353944563" calcext:value-type="float">
            <text:p>0.5863539446</text:p>
          </table:table-cell>
          <table:table-cell office:value-type="float" office:value="0.444210526316" calcext:value-type="float">
            <text:p>0.444210526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48" calcext:value-type="float">
            <text:p>448</text:p>
          </table:table-cell>
          <table:table-cell office:value-type="float" office:value="471" calcext:value-type="float">
            <text:p>471</text:p>
          </table:table-cell>
          <table:table-cell office:value-type="float" office:value="0.508620689655" calcext:value-type="float">
            <text:p>0.5086206897</text:p>
          </table:table-cell>
          <table:table-cell office:value-type="float" office:value="0.504464285714" calcext:value-type="float">
            <text:p>0.5044642857</text:p>
          </table:table-cell>
          <table:table-cell office:value-type="float" office:value="0.409766454352" calcext:value-type="float">
            <text:p>0.409766454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0.484143763214" calcext:value-type="float">
            <text:p>0.4841437632</text:p>
          </table:table-cell>
          <table:table-cell office:value-type="float" office:value="0.524625267666" calcext:value-type="float">
            <text:p>0.5246252677</text:p>
          </table:table-cell>
          <table:table-cell office:value-type="float" office:value="0.446808510638" calcext:value-type="float">
            <text:p>0.446808510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0.52" calcext:value-type="float">
            <text:p>0.52</text:p>
          </table:table-cell>
          <table:table-cell office:value-type="float" office:value="0.546610169492" calcext:value-type="float">
            <text:p>0.5466101695</text:p>
          </table:table-cell>
          <table:table-cell office:value-type="float" office:value="0.452631578947" calcext:value-type="float">
            <text:p>0.452631578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0.531182795699" calcext:value-type="float">
            <text:p>0.5311827957</text:p>
          </table:table-cell>
          <table:table-cell office:value-type="float" office:value="0.535181236674" calcext:value-type="float">
            <text:p>0.5351812367</text:p>
          </table:table-cell>
          <table:table-cell office:value-type="float" office:value="0.446088794926" calcext:value-type="float">
            <text:p>0.446088794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0.541401273885" calcext:value-type="float">
            <text:p>0.5414012739</text:p>
          </table:table-cell>
          <table:table-cell office:value-type="float" office:value="0.491525423729" calcext:value-type="float">
            <text:p>0.4915254237</text:p>
          </table:table-cell>
          <table:table-cell office:value-type="float" office:value="0.406315789474" calcext:value-type="float">
            <text:p>0.406315789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  <table:table-cell office:value-type="float" office:value="475" calcext:value-type="float">
            <text:p>475</text:p>
          </table:table-cell>
          <table:table-cell office:value-type="float" office:value="0.53579175705" calcext:value-type="float">
            <text:p>0.5357917571</text:p>
          </table:table-cell>
          <table:table-cell office:value-type="float" office:value="0.575371549894" calcext:value-type="float">
            <text:p>0.5753715499</text:p>
          </table:table-cell>
          <table:table-cell office:value-type="float" office:value="0.461052631579" calcext:value-type="float">
            <text:p>0.46105263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474" calcext:value-type="float">
            <text:p>474</text:p>
          </table:table-cell>
          <table:table-cell office:value-type="float" office:value="0.53488372093" calcext:value-type="float">
            <text:p>0.5348837209</text:p>
          </table:table-cell>
          <table:table-cell office:value-type="float" office:value="0.490196078431" calcext:value-type="float">
            <text:p>0.4901960784</text:p>
          </table:table-cell>
          <table:table-cell office:value-type="float" office:value="0.417721518987" calcext:value-type="float">
            <text:p>0.41772151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67" calcext:value-type="float">
            <text:p>467</text:p>
          </table:table-cell>
          <table:table-cell office:value-type="float" office:value="473" calcext:value-type="float">
            <text:p>473</text:p>
          </table:table-cell>
          <table:table-cell office:value-type="float" office:value="0.497816593886" calcext:value-type="float">
            <text:p>0.4978165939</text:p>
          </table:table-cell>
          <table:table-cell office:value-type="float" office:value="0.498929336188" calcext:value-type="float">
            <text:p>0.4989293362</text:p>
          </table:table-cell>
          <table:table-cell office:value-type="float" office:value="0.395348837209" calcext:value-type="float">
            <text:p>0.395348837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0.507625272331" calcext:value-type="float">
            <text:p>0.5076252723</text:p>
          </table:table-cell>
          <table:table-cell office:value-type="float" office:value="0.510638297872" calcext:value-type="float">
            <text:p>0.5106382979</text:p>
          </table:table-cell>
          <table:table-cell office:value-type="float" office:value="0.426751592357" calcext:value-type="float">
            <text:p>0.426751592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  <table:table-cell office:value-type="float" office:value="0.504464285714" calcext:value-type="float">
            <text:p>0.5044642857</text:p>
          </table:table-cell>
          <table:table-cell office:value-type="float" office:value="0.513978494624" calcext:value-type="float">
            <text:p>0.5139784946</text:p>
          </table:table-cell>
          <table:table-cell office:value-type="float" office:value="0.426751592357" calcext:value-type="float">
            <text:p>0.426751592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  <table:table-cell office:value-type="float" office:value="0.494692144374" calcext:value-type="float">
            <text:p>0.4946921444</text:p>
          </table:table-cell>
          <table:table-cell office:value-type="float" office:value="0.574193548387" calcext:value-type="float">
            <text:p>0.5741935484</text:p>
          </table:table-cell>
          <table:table-cell office:value-type="float" office:value="0.447983014862" calcext:value-type="float">
            <text:p>0.447983014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office:value-type="float" office:value="0.479915433404" calcext:value-type="float">
            <text:p>0.4799154334</text:p>
          </table:table-cell>
          <table:table-cell office:value-type="float" office:value="0.502127659574" calcext:value-type="float">
            <text:p>0.5021276596</text:p>
          </table:table-cell>
          <table:table-cell office:value-type="float" office:value="0.447537473233" calcext:value-type="float">
            <text:p>0.44753747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26])" office:value-type="float" office:value="467.16" calcext:value-type="float">
            <text:p>467.16</text:p>
          </table:table-cell>
          <table:table-cell table:formula="of:=AVERAGE([.B2:.B26])" office:value-type="float" office:value="468.16" calcext:value-type="float">
            <text:p>468.16</text:p>
          </table:table-cell>
          <table:table-cell table:formula="of:=AVERAGE([.C2:.C26])" office:value-type="float" office:value="471.2" calcext:value-type="float">
            <text:p>471.2</text:p>
          </table:table-cell>
          <table:table-cell table:formula="of:=AVERAGE([.D2:.D26])" office:value-type="float" office:value="0.512819476043" calcext:value-type="float">
            <text:p>0.512819476</text:p>
          </table:table-cell>
          <table:table-cell table:formula="of:=AVERAGE([.E2:.E26])" office:value-type="float" office:value="0.5239292682234" calcext:value-type="float">
            <text:p>0.5239292682</text:p>
          </table:table-cell>
          <table:table-cell table:formula="of:=AVERAGE([.F2:.F26])" office:value-type="float" office:value="0.43037148788628" calcext:value-type="float">
            <text:p>0.4303714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08:29:58.633260071</dc:date>
    <meta:document-statistic meta:table-count="1" meta:cell-count="162" meta:object-count="0"/>
    <meta:generator>LibreOffice/4.2.7.2$Linux_X86_64 LibreOffice_project/420m0$Build-2</meta:generator>
  </office:meta>
</office:document-meta>
</file>